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writing-mode="lr-tb"/>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e1a5ddd9-7fff-4255-fee6-15505283a55b"/>Exercices : Analyser les situations suivantes</text:p>
      <text:p text:style-name="Text_20_body"/>
      <text:p text:style-name="P1">Cet extrait fictif contient plusieurs erreurs professionnelles qui vont à l'encontre des principes de rédaction neutre et objective d'une synthèse. Les apprenants doivent les identifier et les analyser pour comprendre l'importance de maintenir un ton professionnel, factuel, et non biaisé dans de telles synthèses.</text:p>
      <text:p text:style-name="Text_20_body"/>
      <text:p text:style-name="P1">Situation Alex</text:p>
      <text:p text:style-name="Text_20_body"/>
      <text:p text:style-name="P1">#### Date de l'Entretien: 18 décembre 2023</text:p>
      <text:p text:style-name="P1">#### Participants: M. Durand (Formateur), Alex Martin (Apprenant)</text:p>
      <text:p text:style-name="Text_20_body"/>
      <text:p text:style-name="P1">Contexte de l'Entretien:</text:p>
      <text:p text:style-name="P1">L'entretien s'est déroulé dans une atmosphère tendue. Alex était visiblement contrarié dès le début, <text:span text:style-name="T1">ce qui ne présageait rien de bon</text:span>. <text:span text:style-name="T1">Il est clair que ses performances n'étaient pas à la hauteur</text:span>, et <text:span text:style-name="T1">il semblait qu'il le savait</text:span>.</text:p>
      <text:p text:style-name="Text_20_body"/>
      <text:p text:style-name="P1">Déroulement et Points Discutés:</text:p>
      <text:p text:style-name="P1">1. Performances d'Alex:</text:p>
      <text:p text:style-name="P1">   - Alex a commencé par se plaindre de la charge de travail, <text:span text:style-name="T1">ce qui est assez typique pour lui</text:span>. Il a toujours eu <text:span text:style-name="T1">une attitude négative</text:span>. J'ai noté qu'<text:span text:style-name="T1">il semblait</text:span> démotivé et peu engagé, ce qui explique probablement ses mauvais résultats.</text:p>
      <text:p text:style-name="P1">   - <text:span text:style-name="T1">J'ai essayé de lui faire comprendre</text:span> que s'il ne s'investissait pas davantage, il ne pourrait pas réussir. <text:span text:style-name="T1">Il ne semblait pas prendre mes conseils au sérieux</text:span>, <text:span text:style-name="T3">ce qui était assez frustrant</text:span>.</text:p>
      <text:p text:style-name="Text_20_body"/>
      <text:p text:style-name="P1">2. Problèmes de Comportement:</text:p>
      <text:p text:style-name="P1">   - Alex a élevé la voix à un moment donné, ce qui était totalement inapproprié. <text:span text:style-name="T1">Je lui ai fait remarquer que son attitude ne faisait que démontrer son manque de maturité</text:span>.</text:p>
      <text:p text:style-name="P1">   - Il a eu du mal à accepter la critique, ce qui est un problème récurrent chez lui. <text:span text:style-name="T1">J'ai dû être ferme et lui rappeler que nous sommes ici pour travailler sérieusement</text:span>.</text:p>
      <text:p text:style-name="Text_20_body"/>
      <text:p text:style-name="P1">3. Plan d'Action:</text:p>
      <text:p text:style-name="P1">   - J'ai expliqué à Alex qu'il devait changer d'attitude. <text:span text:style-name="T1">Je doute qu'il soit capable de suivre ce conseil</text:span>, mais c'était nécessaire de le lui dire.</text:p>
      <text:p text:style-name="P1"><text:soft-page-break/>   - Nous avons convenu (<text:span text:style-name="T1">bien que j'en doute</text:span>) qu'il essaierait de mieux gérer son temps et de se concentrer davantage sur ses études.</text:p>
      <text:p text:style-name="Text_20_body"/>
      <text:p text:style-name="P1">Conclusion:</text:p>
      <text:p text:style-name="P1">L'entretien a été difficile, principalement à cause de l'attitude d'Alex. <text:span text:style-name="T1">Il est clair qu'il doit mûrir</text:span> et prendre ses études plus au sérieux. J'espère que cet entretien sera un réveil pour lui, <text:span text:style-name="T1">bien que j'en doute</text:span>.</text:p>
      <text:p text:style-name="Text_20_body"><text:line-break/></text:p>
      <text:p text:style-name="P1">Situation Julien</text:p>
      <text:p text:style-name="Text_20_body"/>
      <text:p text:style-name="P1">#### Date de l'Entretien: 22 décembre 2023</text:p>
      <text:p text:style-name="P1">#### Participants: Mme Lefèvre (Formatrice), Julien Dupont (Apprenant)</text:p>
      <text:p text:style-name="Text_20_body"/>
      <text:p text:style-name="P1">Contexte de l'Entretien:</text:p>
      <text:p text:style-name="P1">L'entretien avec Julien s'est déroulé dans une salle de réunion. Julien semblait assez détendu, <text:span text:style-name="T1">probablement parce qu'il ne réalise pas l'ampleur de ses difficultés</text:span>. Il a du potentiel, mais il ne travaille pas assez dur.</text:p>
      <text:p text:style-name="Text_20_body"/>
      <text:p text:style-name="P1">Déroulement et Points Discutés:</text:p>
      <text:p text:style-name="P1">1. Progrès Académiques de Julien:</text:p>
      <text:p text:style-name="P1">   - Julien a mentionné qu'il avait du mal avec certains cours, <text:span text:style-name="T1">mais il n'a pas semblé trop concerné</text:span>. <text:span text:style-name="T1">J'ai l'impression qu'il ne prend pas ses études assez au sérieux</text:span>. <text:span text:style-name="T1">Peut-être qu'il devrait envisager une autre voie</text:span>.</text:p>
      <text:p text:style-name="P1">   - J'ai suggéré quelques stratégies pour améliorer ses performances, <text:span text:style-name="T1">mais je doute qu'il les mette en pratique</text:span>.</text:p>
      <text:p text:style-name="Text_20_body"/>
      <text:p text:style-name="P1">2. Attitude de Julien:</text:p>
      <text:p text:style-name="P1">   - Il a fait quelques blagues pendant l'entretien, ce qui montre un manque de sérieux. J'ai dû lui rappeler que ce n'était pas le moment de faire de l'humour.</text:p>
      <text:p text:style-name="P1">   - Julien a eu l'air un peu surpris quand je lui ai parlé de ses résultats. <text:span text:style-name="T1">Il ne semble </text:span>pas très conscient de sa situation.</text:p>
      <text:p text:style-name="Text_20_body"/>
      <text:p text:style-name="P1">3. Plan d'Action:</text:p>
      <text:p text:style-name="P1"><text:soft-page-break/>   - J'ai proposé que Julien assiste à des séances de tutorat, bien que je ne sois pas sûre qu'il s'y présente. C'est à lui de décider s'il veut réussir ou non.</text:p>
      <text:p text:style-name="P1">   - Nous avons discuté de revoir ses méthodes d'étude, mais je ne suis pas convaincue qu'il changera quoi que ce soit.</text:p>
      <text:p text:style-name="Text_20_body"/>
      <text:p text:style-name="P1">Conclusion:</text:p>
      <text:p text:style-name="P1">L'entretien a été un peu frustrant. Julien doit vraiment revoir son attitude et son engagement envers ses études. J'espère qu'il prendra enfin conscience de la situation, mais j'ai mes doutes.</text:p>
      <text:p text:style-name="Text_20_body"/>
      <text:p text:style-name="P1">Situation d’Emilie</text:p>
      <text:p text:style-name="Text_20_body"/>
      <text:p text:style-name="P1">#### Date de l'Entretien: 30 décembre 2023</text:p>
      <text:p text:style-name="P1">#### Participants: M. Bernard (Formateur), Émilie Laroche (Apprenante)</text:p>
      <text:p text:style-name="Text_20_body"/>
      <text:p text:style-name="P1">Contexte de l'Entretien:</text:p>
      <text:p text:style-name="P1">Émilie est arrivée à l'entretien avec une attitude assez décontractée, ce qui m'a surpris étant donné ses récentes absences en classe. J'avais l'impression qu'elle ne prenait pas la situation au sérieux, peut-être à cause de son talent naturel pour le sujet.</text:p>
      <text:p text:style-name="Text_20_body"/>
      <text:p text:style-name="P1">Déroulement et Points Discutés:</text:p>
      <text:p text:style-name="P1">1. Absences d'Émilie:</text:p>
      <text:p text:style-name="P1">   - Émilie a expliqué qu'elle avait manqué les cours en raison d'un nouveau hobby, l'astrologie, qu'elle trouve plus fascinante que le cours. Je lui ai dit que c'était une perte de temps et qu'elle devrait se concentrer sur des choses plus importantes.</text:p>
      <text:p text:style-name="P1">   - Elle a semblé un peu vexée par mes commentaires sur l'astrologie. J'ai dû lui rappeler que nous sommes ici pour apprendre des choses sérieuses.</text:p>
      <text:p text:style-name="Text_20_body"/>
      <text:p text:style-name="P1">2. Talent et Engagement d'Émilie:</text:p>
      <text:p text:style-name="P1">   - J'ai souligné à Émilie qu'elle a un vrai talent dans la matière, mais que son manque d'engagement pourrait gâcher ses chances de réussite. Elle semblait indifférente, ce qui est décevant.</text:p>
      <text:p text:style-name="P1">   - Elle a mentionné qu'elle trouvait le cours trop facile, ce à quoi j'ai répondu que l'arrogance ne mène nulle part. Elle doit apprendre l'humilité.</text:p>
      <text:p text:style-name="Text_20_body"/>
      <text:p text:style-name="P1">3. Plan d'Action:</text:p>
      <text:p text:style-name="P1"><text:soft-page-break/>   - J'ai suggéré à Émilie de limiter ses activités extra-scolaires et de se reconcentrer sur ses études. Je ne suis pas sûr qu'elle suive ce conseil, mais au moins je l'ai avertie.</text:p>
      <text:p text:style-name="P1">   - Nous avons convenu qu'elle essaierait d'assister à tous les cours, mais j'ai exprimé mes doutes quant à sa capacité de tenir cet engagement.</text:p>
      <text:p text:style-name="Text_20_body"/>
      <text:p text:style-name="P1">Conclusion:</text:p>
      <text:p text:style-name="P1">L'entretien avec Émilie a été quelque peu frustrant. Bien qu'elle soit talentueuse, son attitude laisse à désirer. J'espère qu'elle prendra mes conseils au sérieux, mais je reste sceptique quant à son changement d'attitude.</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8T09:58:21.281000000</meta:creation-date>
    <dc:date>2023-12-18T11:17:44.047000000</dc:date>
    <meta:editing-duration>PT1H19M22S</meta:editing-duration>
    <meta:editing-cycles>2</meta:editing-cycles>
    <meta:generator>LibreOffice/7.6.4.1$Windows_X86_64 LibreOffice_project/e19e193f88cd6c0525a17fb7a176ed8e6a3e2aa1</meta:generator>
    <meta:document-statistic meta:table-count="0" meta:image-count="0" meta:object-count="0" meta:page-count="4" meta:paragraph-count="55" meta:word-count="893" meta:character-count="5504" meta:non-whitespace-character-count="4608"/>
  </office:meta>
</office:document-meta>
</file>